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paragraph-properties style:writing-mode="lr-tb"/>
      <style:text-properties officeooo:paragraph-rsid="006acc14"/>
    </style:style>
    <style:style style:name="P3" style:family="paragraph" style:parent-style-name="Text_20_body">
      <style:text-properties officeooo:paragraph-rsid="00b833bf"/>
    </style:style>
    <style:style style:name="P4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0b833bf" style:font-style-asian="normal" style:font-style-complex="normal"/>
    </style:style>
    <style:style style:name="P5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0b8cad3" style:font-style-asian="normal" style:font-style-complex="normal"/>
    </style:style>
    <style:style style:name="P6" style:family="paragraph" style:parent-style-name="Text_20_body">
      <style:text-properties officeooo:paragraph-rsid="00b9a373"/>
    </style:style>
    <style:style style:name="P7" style:family="paragraph" style:parent-style-name="Heading_20_1">
      <style:text-properties style:font-name="Liberation Serif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b678da"/>
    </style:style>
    <style:style style:name="P10" style:family="paragraph" style:parent-style-name="Text_20_body" style:list-style-name="L1">
      <style:text-properties style:font-name="Liberation Serif"/>
    </style:style>
    <style:style style:name="P11" style:family="paragraph" style:parent-style-name="Text_20_body">
      <style:text-properties style:font-name="Liberation Serif"/>
    </style:style>
    <style:style style:name="P12" style:family="paragraph" style:parent-style-name="Text_20_body">
      <style:text-properties officeooo:paragraph-rsid="00b9a373"/>
    </style:style>
    <style:style style:name="P13" style:family="paragraph" style:parent-style-name="Text_20_body">
      <style:text-properties officeooo:rsid="00bbf29c" officeooo:paragraph-rsid="00bbf29c"/>
    </style:style>
    <style:style style:name="T1" style:family="text">
      <style:text-properties fo:color="#000000" loext:opacity="100%" style:font-name="Liberation Serif" fo:language="uk" fo:country="UA" fo:font-style="normal" style:font-style-asian="normal" style:font-style-complex="normal"/>
    </style:style>
    <style:style style:name="T2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3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4" style:family="text">
      <style:text-properties fo:color="#000000" loext:opacity="100%" style:font-name="Liberation Serif" fo:language="uk" fo:country="UA" fo:font-style="normal" officeooo:rsid="00b9a373" style:font-style-asian="normal" style:font-style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5c33ad"/>
    </style:style>
    <style:style style:name="T7" style:family="text">
      <style:text-properties style:font-name="Liberation Serif" officeooo:rsid="00a9810b"/>
    </style:style>
    <style:style style:name="T8" style:family="text">
      <style:text-properties style:font-name="Liberation Serif" officeooo:rsid="001f7db1"/>
    </style:style>
    <style:style style:name="T9" style:family="text">
      <style:text-properties style:font-name="Liberation Serif" officeooo:rsid="004a6cbd"/>
    </style:style>
    <style:style style:name="T10" style:family="text">
      <style:text-properties style:font-name="Liberation Serif" officeooo:rsid="009a08f4"/>
    </style:style>
    <style:style style:name="T11" style:family="text">
      <style:text-properties style:font-name="Liberation Serif" officeooo:rsid="00b678da"/>
    </style:style>
    <style:style style:name="T12" style:family="text">
      <style:text-properties style:font-name="Liberation Serif" officeooo:rsid="00b7e7df"/>
    </style:style>
    <style:style style:name="T13" style:family="text">
      <style:text-properties style:font-name="Liberation Serif" officeooo:rsid="00b833bf"/>
    </style:style>
    <style:style style:name="T14" style:family="text">
      <style:text-properties style:font-name="Liberation Serif" officeooo:rsid="00b9a373"/>
    </style:style>
    <style:style style:name="T15" style:family="text">
      <style:text-properties style:font-name="Liberation Serif" officeooo:rsid="00bac203"/>
    </style:style>
    <style:style style:name="T16" style:family="text">
      <style:text-properties officeooo:rsid="00b833bf"/>
    </style:style>
    <style:style style:name="T17" style:family="text">
      <style:text-properties officeooo:rsid="00deae73"/>
    </style:style>
    <style:style style:name="T18" style:family="text">
      <style:text-properties officeooo:rsid="00b8cad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НЕ ЗАБУТИ</text:h>
      <text:list text:style-name="L1">
        <text:list-item>
          <text:p text:style-name="P9"><text:span text:style-name="T5">File </text:span><text:span text:style-name="T3">—</text:span><text:span text:style-name="T5">&gt; Properties</text:span><text:span text:style-name="T2">…</text:span><text:span text:style-name="T5"> </text:span><text:span text:style-name="T3">—</text:span><text:span text:style-name="T5">&gt; Description </text:span><text:span text:style-name="T3">—</text:span><text:span text:style-name="T5"> Не забути оновлювати ці поля, якщо зміниться щось у тексті пов’язане з ними.</text:span></text:p>
        </text:list-item>
        <text:list-item>
          <text:p text:style-name="P10">Якщо будуть з’являтися нові таблиці/зображення/тощо, не забути їм імена та опис додати.</text:p>
        </text:list-item>
        <text:list-item>
          <text:p text:style-name="P9"><text:span text:style-name="T5">Tools </text:span><text:span text:style-name="T3">—</text:span><text:span text:style-name="T5">&gt; Accessibility Check</text:span><text:span text:style-name="T2">…</text:span><text:span text:style-name="T5"> </text:span><text:span text:style-name="T3">—</text:span><text:span text:style-name="T5"> щоб перевіряти деякі помилки, про які я можу забути.</text:span></text:p>
        </text:list-item>
        <text:list-item>
          <text:p text:style-name="P8"><text:span text:style-name="T6">Оновити таблицю індексів пере</text:span><text:span text:style-name="T7">д</text:span><text:span text:style-name="T6"> експортом, права кнопка миші по таблиці і «Update Index».</text:span></text:p>
        </text:list-item>
        <text:list-item>
          <text:p text:style-name="P10">Перед публікацією, не забути експортувати фік у pdf і покласти у корінь репозиторія.</text:p>
        </text:list-item>
        <text:list-item>
          <text:p text:style-name="P10">Не забути про ліцензію.</text:p>
        </text:list-item>
      </text:list>
      <text:p text:style-name="P1"><text:span text:style-name="T5"/></text:p>
      <text:h text:style-name="P7" text:outline-level="1">Адаптації</text:h>
      <text:p text:style-name="P2"><text:span text:style-name="T5"/></text:p>
      <text:h text:style-name="P7" text:outline-level="1">Імена</text:h>
      <text:p text:style-name="Text_20_body"><text:span text:style-name="T5"/></text:p>
      <text:h text:style-name="Heading_20_1" text:outline-level="1"><text:span text:style-name="T5">Географічні </text:span><text:span text:style-name="T8">об’єкти</text:span></text:h>
      <text:p text:style-name="Text_20_body"/>
      <text:h text:style-name="P7" text:outline-level="1">Події</text:h>
      <text:p text:style-name="Text_20_body"/>
      <text:h text:style-name="P7" text:outline-level="1">Різне</text:h>
      <text:p text:style-name="Text_20_body"/>
      <text:h text:style-name="Heading_20_1" text:outline-level="1"><text:soft-page-break/><text:span text:style-name="T5">Стилістика </text:span><text:span text:style-name="T12">параграфів</text:span></text:h>
      <text:p text:style-name="Text_20_body"><text:span text:style-name="T9">«Heading 1» / </text:span><text:span text:style-name="T11">«Пропуск 1»</text:span><text:span text:style-name="T9"> — </text:span><text:span text:style-name="T10">для заголовків.</text:span></text:p>
      <text:p text:style-name="P11">«Пропуск» — для «***» пропусків. Розділ тексту після «***» буде на новій сторінці (див. Text Flow)</text:p>
      <text:p text:style-name="P11">«Обкладинка»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p>
      <text:p text:style-name="P6"><text:span text:style-name="T5">«</text:span><text:span text:style-name="T14">Основний текст» </text:span><text:span text:style-name="T3">— </text:span><text:span text:style-name="T4">для основного тексту.</text:span></text:p>
      <text:p text:style-name="P6"><text:span text:style-name="T4">«Діалог» </text:span><text:span text:style-name="T3">— </text:span><text:span text:style-name="T4">для діалогів або монологів, або будь-яких ситуацій, коли персонаж каже щось вголос.</text:span></text:p>
      <text:p text:style-name="P13"><text:span text:style-name="T4">«Д</text:span><text:span text:style-name="T1">умки персонажа 1» </text:span><text:span text:style-name="T3">—</text:span><text:span text:style-name="T1"> Використовується коли персонаж виражає якусь думки про себе, не у голос.</text:span></text:p>
      <text:p text:style-name="P13"><text:span text:style-name="T4">«Д</text:span><text:span text:style-name="T1">умки персонажа 2» </text:span><text:span text:style-name="T3">—</text:span><text:span text:style-name="T1"> Використовується коли інший персонаж виражає якусь думки про себе, не у голос.</text:span></text:p>
      <text:h text:style-name="Heading_20_1" text:outline-level="1">Стилістика символів</text:h>
      <text:p text:style-name="P3">«<text:span text:style-name="T16">Виділення» </text:span><text:span text:style-name="T13">— </text:span><text:span text:style-name="T15">використовувати коли треба виділити щось у тексті. Наприклад, ключове слово у жарті або слово на якому робиться акцент.</text:span></text:p>
      <text:h text:style-name="Heading_20_1" text:outline-level="1"><text:span text:style-name="T13">О</text:span><text:span text:style-name="T5">собливі символи</text:span></text:h>
      <text:p text:style-name="P4">«…» <text:span text:style-name="T17">— </text:span><text:span text:style-name="T16">Три крапки. Для думок які обірвались.</text:span></text:p>
      <text:p text:style-name="P4">«‐» <text:span text:style-name="T17">— </text:span><text:span text:style-name="T16">Дефіс. Варто використовувати замість знаку мінус.</text:span></text:p>
      <text:p text:style-name="P5"><text:span text:style-name="T17">«—</text:span>» <text:span text:style-name="T17">—</text:span> <text:span text:style-name="T18">Тире. Для діалог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6pt" style:font-size-asian="16pt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11T19:59:48.245158271</dc:date>
    <meta:editing-duration>P1DT17H28M31S</meta:editing-duration>
    <meta:editing-cycles>143</meta:editing-cycles>
    <dc:title>Нотатки до фанфіку</dc:title>
    <dc:description>Опис до нотатків.</dc:description>
    <meta:keyword>volkov volkovissocool@gmail.com</meta:keyword>
    <meta:document-statistic meta:table-count="0" meta:image-count="0" meta:object-count="0" meta:page-count="2" meta:paragraph-count="26" meta:word-count="225" meta:character-count="1502" meta:non-whitespace-character-count="1297"/>
  </office:meta>
</office:document-meta>
</file>